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a internet funciona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Links</text:h>
      <text:p text:style-name="P4">- <text:a xlink:type="simple" xlink:href="https://www.youtube.com/watch?v=PaOOO2VdBoc&amp;ab_channel=Refatorando" text:style-name="Internet_20_link" text:visited-style-name="Visited_20_Internet_20_Link">https://www.youtube.com/watch?v=PaOOO2VdBoc&amp;ab_channel=Refatorando</text:a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22:54:02.484000000</meta:creation-date>
    <dc:date>2023-11-24T22:56:39.304000000</dc:date>
    <meta:editing-duration>PT2M36S</meta:editing-duration>
    <meta:editing-cycles>4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3" meta:word-count="7" meta:character-count="97" meta:non-whitespace-character-count="93"/>
  </office:meta>
</office:document-meta>
</file>